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Basic/Standard/Module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ucidasans1" svg:font-family="Lucidasans"/>
    <style:font-face style:name="Bitstream Vera Serif" svg:font-family="'Bitstream Vera Serif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form:form form:name="Standard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button form:name="PushButton" form:control-implementation="ooo:com.sun.star.form.component.CommandButton" xml:id="control1" form:id="control1" form:label="Run Algorithm" office:target-frame="" xlink:href="" form:image-data="" form:delay-for-repeat="PT0.50S" form:image-position="center">
            <form:properties>
              <form:property form:property-name="DefaultControl" office:value-type="string" office:string-value="com.sun.star.form.control.CommandButton"/>
            </form:properties>
            <office:event-listeners>
              <script:event-listener script:language="ooo:script" script:event-name="dom:mousedown" xlink:href="vnd.sun.star.script:Standard.Module1.run_analysis?language=Basic&amp;location=document" xlink:type="simple"/>
            </office:event-listeners>
          </form:button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o edit the algorithm, go to:</text:p>
      <text:p text:style-name="Standard">Tools-&gt;Macros-&gt;Organize Macros-&gt;OpenOffice.org Basic</text:p>
      <text:p text:style-name="Standard">Select Main and click on Edit.</text:p>
      <text:p text:style-name="Standard"/>
      <text:p text:style-name="Standard">To run the algorithm, take this page out of design mode (View-&gt;Toolbars-&gt;Form Controls-&gt;Design Mode On/Off)) and click the button below:</text:p>
      <text:p text:style-name="Standard"/>
      <text:p text:style-name="Standard"><draw:control text:anchor-type="as-char" draw:z-index="0" draw:style-name="gr1" draw:text-style-name="P1" svg:width="1.0004in" svg:height="0.5004in" draw:control="control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ucidasans1" svg:font-family="Lucidasans"/>
    <style:font-face style:name="Bitstream Vera Serif" svg:font-family="'Bitstream Vera Serif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Bitstream Vera Serif" fo:font-size="12pt" fo:language="en" fo:country="US" style:font-name-asian="Bitstream Vera Sans1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Bitstream Vera Sans" fo:font-size="14pt" style:font-name-asian="Mincho" style:font-size-asian="14pt" style:font-name-complex="Lucidasans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5.8272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202</meta:generator>
    <meta:creation-date>2008-04-05T22:43:36</meta:creation-date>
    <dc:date>2011-12-17T13:07:34</dc:date>
    <dc:language>en-US</dc:language>
    <meta:editing-cycles>865</meta:editing-cycles>
    <meta:editing-duration>P3DT17H35M55S</meta:editing-duration>
    <dc:creator>Jason Hsu</dc:creator>
    <meta:document-statistic meta:table-count="0" meta:image-count="0" meta:object-count="0" meta:page-count="1" meta:paragraph-count="5" meta:word-count="35" meta:character-count="248"/>
    <meta:user-defined meta:name="Info 1"/>
    <meta:user-defined meta:name="Info 2"/>
    <meta:user-defined meta:name="Info 3"/>
    <meta:user-defined meta:name="Info 4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' Global variables
Const Input_Directory = "/home/jhsu/jhsu-invest/analysis/input-data"
Const Output_Directory = "/home/jhsu/jhsu-invest/analysis/output_data"
Const Code_Directory = "/home/jhsu/jhsu-invest/analysis/"

Dim Message, Title, Company_Symbol, File_Name
    
Dim Company_Name, Stock_Symbol

Dim rc() As String, item_name() As String
' rc is the data.  This includes text headings and numeric data.
' The data is organized into rows and columns.
' Each year is assigned a column.
' Each financial parameter (cash, revenues, depreciation, etc.) is assigned a row.
Dim code_name() As String, year_string() As String
' Each row is assigned a code name code_name
' code_name is the category of the data
Dim r_input_num_max As Long, c_input_num_max As Long, year_num() As Long
' r_input_num_max is the number of rows in the file
' c_input_num_max is the number of columns in the file
Dim data_num() As Variant

Dim rc_class() As String, class_spec() As String, class_gen() As String
' rc_class
' class_spec denotes the specific class of a row.
' Examples include liq1+ for cash and liq2+ for marketable securities
' class_gen denotes the general class of the particular row.
' Examples include liq for liquid assets and liab for liabilities.
Dim sort_order() As Long, plus_minus() As Long
' sort_order is used to denote the order in which rows of data are displayed in the output file
' plus_minus is used to denote whether a particular item is added or subtracted from its general category
Dim r_class_num_max As Long, c_class_num_max As Long
' r_class_num_max is the number of rows in the code file
' c_class_num_max is the number of columns in the code file
Dim data_class_spec() As String, data_class_gen() As String
' data_class_spec
' data_class_gen
Dim data_sort_order() As Long, data_plus_minus() As Long

Dim un_plus() As Variant, un_minus() As Variant
Dim liquid() As Variant, liabs() As Variant
' liquid is the quantity of liquid assets.
' liabs is the quantity of liabilities
Dim liab_c() As Long
' liab_c is the quantity of convertible liabilities
Dim other_assets() As Variant
' other_assets is the quantity of important assets that don't fit into the other categories
Dim shares_pre(), shares_c_pre() As Variant
Dim shares() As Variant
' shares is the number of shares outstanding at a given time
Dim shares_c() As Variant
' shares_c is the number of shares assuming that all convertible liabilities are converted
Dim split_factor() As Variant
' Split factor is for adjusting for splits
Dim rev(), adj(), exp(), ppec()
' rev is the quantity of revenues
' adj is the quantity of adjustments made to calculate free cash flow.
' This includes changes in the quantities of various current non-liquid assets.

Dim tax_r(), pre_tax_earnings(), stat_inc_tax()
' tax_r is the company's income tax rate.
' pre_tax_earnings is the company's pre-tax earnings
' stat-inc_tax is the company's statutory income tax

Dim netliq(), netliq_c()
' netliq is the quantity of net liquid assets (assets-liabilities)
' We assume that no convertible liabilities are converted.
' netliq_c is the quantity of net liquid assets assuming all convertibles are converted.
Dim shares_unconv(), shares_conv(), total_shares()
' shares_unconv is the grand total number of shares outstanding assuming full dilution
' But it is assumed that convertibles are not converted
' shares_conv is the total number of convertible shares
' total_shares is the total number of shares
Dim total_liabs()
' total_liabs is the total quantity of liabilities
Dim cashflow(), cap_net()
' cashflow is the quantity of cash flow
' cap_net is the quantity of net capital expenditures (money used to buy plant/property/equipment)

Dim netliq_sh(), netliq_sh_c(), ppec_sh_nc(), ppec_sh_c()
' netliq_sh is the net liquid assets per share assuming no conversions of convertibles.
' netliq_sh_c is the net liquid assets per share assuming all convertibles are converted.
' ppec_sh_nc is the plant/property/equipment per share assuming no conversions of convertibles.
' ppec_sh_nc is the plant/property/equipment per share assuming all convertibles are converted.

Dim ncap(), ncap_per()
' ncap is the total net capital spending
' ncap_per is the ncap per share
Dim cashflow_per()
' cashflow_per is the cash flow per share
Dim fcf(), fcf_per()
' fcf is the free cash flow (cashflow-ncap)
' fcf_per is the free cash flow per PPE
Dim fcf_sh_nc(), fcf_sh_c()
' fcf_sh is free cash flow per share

Dim num_max_cf As Long, num_ave_cf As Long
' num_max_cf is the maximum number of years for which cash flow data is available
' num_ave_cf is number of years to use for averaging purposes when predicting free cash flow
Dim c_max_bs, c_max_cf, c_max_ret as Long
' c_max_bs is the last column with balance sheet data
' c_max_cf is the last column with cash flow data
' c_max_ret is the last column for which we have fcf(c)/ppe/(c+1) data

Dim num_max_bs As Long
' num_max_bs is the maximum number of years for which balance sheet data is available
Dim num_max As Long
' num_max is the maximum number of years for which cash flow data and balance sheet data are available
Dim cashflow_per_smooth(), ncap_per_smooth(), fcf_per_smooth()
' cashflow_per_smooth is the smoothed free cash flow
' ncap_per_smooth is the smoothed net capital spending
' fcf_per_smooth is the smoothed free cash flow
Dim fcf_smooth_sh_nc(), fcf_smooth_sh_c()
' fcf_sh_nc is the smoothed free cash flow per share assuming no conversions.
' fcf_sh_c is the smoothed free cash flow per share assuming all convertibles are converted.
Dim est_val_nc(), est_val_c()
' est_val_nc is the estimated intrinsic value per share assuming no conversions
' est_val_c is the estimated intrinsic value per share assuming all convertibles are converted.
Dim bargain_nc(), bargain_c()
' bargain_nc is a screaming buy price assuming no conversions
' bargain_c is a screaming buy price assuming all convertibles are converted.
Dim price
Dim est_val_nc_current, est_val_c_current, est_val_current as Double
Dim bargain_nc_current, bargain_c_current, bargain_current As Double
Dim alt_pb, alt_pe, alt_yield As Double
Dim convert As Integer

Sub get_company_name 'Get the company name
	File_Name = Code_Directory + "/company_list.csv"
	Open File_Name For Input As #1
	Company_Name=Null
	Dim listed As Integer
	listed=0
	Do While Not EOF(1) ' Go through file until end of file is reached
		Input #1, cell ' Read cell
		if cell=Stock_Symbol Then
			Input #1, cell
			Company_Name=cell
			listed=1
		End If
	Loop
	Close #1
End Sub

Sub get_data() ' Read the input data
    ' Check the file names.
    Dim Message, Title
    Message = "Enter the stock symbol:"
    Title = "Stock Symbol"
    Stock_Symbol = InputBox(Message, Title)
    File_Name = Input_Directory + "/" + Stock_Symbol + ".csv"
    ' Count the numbers of years and items
    ' r_num is row number, c_num is column number
    Dim r_num, c_num, r_input_prev As Long 
    ' Count the rows and columns
    Open File_Name For Input As #1
    r_num_prev=0
    c_input_num_max=0
    Do While Not EOF(1) ' Go through file until end of file is reached
        Input #1, cell ' Read cell
        r_num=Loc (#1) ' Loc gives row number
        If r_num=r_num_prev Then
        	c_num=c_num+1
        Else
        	c_num=1
        End If
        If c_input_num_max&lt;c_num Then
        	c_input_num_max=c_num
        End If
        r_num_prev=r_num
        r_input_num_max=r_num
    Loop
    Close #1

    ReDim rc(r_input_num_max, c_input_num_max) As String ' rc is the data in each number/text entry in the file
    
    ' Store the input data in arrays
	r_input_prev=0
    c_input_num_max=0
    Open File_Name For Input Access Read As #1
    Do While Not EOF(1) ' Go through file until end of file is reached
        Input #1, cell ' Read cell
        r_num=Loc (#1) ' Loc gives row number
        If r_num=r_num_prev Then
        	c_num=c_num+1
        Else
        	c_num=1
        End If
        If c_input_num_max&lt;c_num Then
        	c_input_num_max=c_num
        End If
        rc(r_num, c_num)=cell
        r_num_prev=r_num
        r_input_num_max=r_num
    Loop
    Close #1
End Sub

Sub convert_data_to_years()
    Dim c_num As Long
    ReDim year_string(c_input_num_max)
    ReDim year_num(c_input_num_max)
    For c_num = 3 To c_input_num_max
        year_string(c_num) = rc(1, c_num)
        year_num(c_num) = Val(year_string(c_num))
        If c_num &gt; 3 And year_num(c_num) &lt;&gt; year_num(c_num - 1) - 1 Then
            MsgBox ("The years are out of order.")
            Stop
        End If
    Next c_num
End Sub

Sub convert_data_to_labels()
    Dim r_num
    ReDim item_name(r_input_num_max), code_name(r_input_num_max)
    For r_num = 2 To r_input_num_max
        item_name(r_num) = rc(r_num, 1)
        code_name(r_num) = rc(r_num, 2)
    Next r_num
End Sub

Sub convert_data_to_numbers()
    Dim r_num, c_num
    ReDim data_num(r_input_num_max, c_input_num_max)
    For r_num = 2 To r_input_num_max
        For c_num = 3 To c_input_num_max
            If rc(r_num, c_num) &lt;&gt; "" Then
                data_num(r_num, c_num) = Val(rc(r_num, c_num))
            Else
                data_num(r_num, c_num) = Null
            End If
        Next c_num
    Next r_num
End Sub

Sub get_codes()
    Dim Title, Company_Name, File_Name

    File_Name = Code_Directory + "codes.csv"
    
    ' Count entries in the code file
    Dim r_num, c_num As Long
    r_num = 1
    c_num = 1

    Open File_Name For Input As #1
	r_num_prev=0
	c_class_num_max=0
    Do While Not EOF(1) ' Go through file until end of file is reached
        Input #1, cell ' Read cell
        r_num=Loc (#1) ' Loc gives row number
        If r_num=r_num_prev Then
        	c_num=c_num+1
        Else
        	c_num=1
        End If
        If c_class_num_max&lt;c_num Then
        	c_class_num_max=c_num
        End If
        r_num_prev=r_num
        r_class_num_max=r_num
    Loop
    Close #1
    ReDim rc_class (r_class_num_max, c_class_num_max)

    Open File_Name For Input As #1
    Do While Not EOF(1) ' Go through file until end of file is reached
        Input #1, cell ' Read cell
        r_num=Loc (#1) ' Loc gives row number
        If r_num=r_num_prev Then
        	c_num=c_num+1
        Else
        	c_num=1
        End If
        If c_input_num_max&lt;c_num Then
        	c_input_num_max=c_num
        End If
        rc_class(r_num, c_num)=cell
        r_num_prev=r_num
        r_class_num_max=r_num
    Loop
    Close #1
End Sub

Sub convert_codes()
    Dim r_num
    ReDim class_spec(r_class_num_max)
    ReDim sort_order(r_class_num_max)
    ReDim plus_minus(r_class_num_max)
    ReDim class_gen(r_class_num_max)
    ReDim class_num(r_class_num_max)
    For r_num = 2 To r_class_num_max
    	sort_order(r_num) = Val(rc_class(r_num, 1))
        class_spec(r_num) = rc_class(r_num, 2)
        plus_minus(r_num) = Val(rc_class(r_num, 3))
        class_gen(r_num) = rc_class(r_num, 4)
    Next r_num
End Sub

Sub match_codes()
    Dim r_num_input, r_num_code As Long
    ReDim data_class_spec(r_input_num_max)
    ReDim data_class_gen(r_input_num_max)
    ReDim data_sort_order(r_input_num_max)
    ReDim data_plus_minus(r_input_num_max)
    For r_num_input = 2 To r_input_num_max
        r_num_code = 2
        Do While code_name(r_num_input) &lt;&gt; class_spec(r_num_code) And r_num_code &lt; r_class_num_max
            r_num_code = r_num_code + 1
        Loop
        If r_num_code &gt; r_class_num_max Then
            MsgBox ("Input code invalid - revise " + code_name(r_num_input))
        End If
        data_class_spec(r_num_input) = class_spec(r_num_code)
        data_class_gen(r_num_input) = class_gen(r_num_code)
        data_sort_order(r_num_input) = sort_order(r_num_code)
        data_plus_minus(r_num_input) = plus_minus(r_num_code)
    Next r_num_input
End Sub

Sub process_data1()
    ReDim un_plus(c_input_num_max)
    ReDim un_minus(c_input_num_max)
    ReDim liquid(c_input_num_max)
    ReDim liabs(c_input_num_max)
    ReDim liab_c(c_input_num_max)
    ReDim total_liabs(c_input_num_max)
    ReDim netliq(c_input_num_max)
    ReDim netliq_c(c_input_num_max)
    ReDim other_assets(c_input_num_max)
    ReDim shares_pre(c_input_num_max)
    ReDim shares_c_pre(c_input_num_max)
    ReDim split_factor(c_input_num_max)
    ReDim rev(c_input_num_max)
    ReDim adj(c_input_num_max)
    ReDim exp(c_input_num_max)
    ReDim ppec(c_input_num_max)
    ReDim tax_r(c_input_num_max)
    ReDim stat_inc_tax(c_input_num_max)
    ReDim pre_tax_earnings(c_input_num_max)

    Dim r_data, c_data, r_codes, c_codes As Long
    r_codes = 2
    c_codes = 1
    
    Dim count_un_plus As Long, count_un_minus As Long
    Dim count_liquid As Long
    Dim count_other_assets As Long, count_liabs As Long
    Dim count_tax_r As Long, count_ptearn As Long, count_stat_tax As Long
    Dim count_split_factor As Long
    
    For c_data = 3 To c_input_num_max
    	shares_c_pre(c_data)=0
    Next c_data
    
    For r_data = 2 To r_input_num_max
        For c_data = 3 To c_input_num_max
            Dim addition As Variant
            Dim x As String
            addition = data_plus_minus(r_data) * data_num(r_data, c_data)
            x = data_class_gen(r_data)
            If x = "un_p" Then
                un_plus(c_data) = addition
                count_un_plus = count_un_plus + 1
            ElseIf x = "un_n" Then
                un_minus(c_data) = un_minus(c_data) + addition
                count_un_minus = count_un_minus + 1
            ElseIf x = "liq" Then
                liquid(c_data) = liquid(c_data) + addition
                count_liquid = count_liquid + 1
            ElseIf x = "otha" Then
                other_assets(c_data) = other_assets(c_data) + addition
            ElseIf x = "liab" Then
                liabs(c_data) = liabs(c_data) + addition
                count_liabs = count_liabs + 1
            ElseIf x = "liabc" Then
                liab_c(c_data) = liab_c(c_data) + addition
            ElseIf x = "shares" Then
                shares_pre(c_data) = shares_pre(c_data) + addition
            ElseIf x = "sharesc" Then
                shares_c_pre(c_data) = shares_c_pre(c_data) + addition
                count_shares_c = count_shares_c + 1
            ElseIf x="split_factor" Then
            	split_factor(c_data)=addition
            	count_split_factor=count_split_factor+1
            ElseIf x = "rev" Then
                rev(c_data) = rev(c_data) + addition
            ElseIf x = "adj" Then
                adj(c_data) = adj(c_data) + addition
            ElseIf x = "exp" Then
                exp(c_data) = exp(c_data) + addition
            ElseIf x = "ppec" Then
                ppec(c_data) = ppec(c_data) + addition
            ElseIf x = "tax_rate" Then
                tax_r(c_data) = tax_r(c_data) + addition
                count_tax_r = count_tax_r + 1
            ElseIf x = "pt_earn" Then
                pre_tax_earnings(c_data) = pre_tax_earnings(c_data) + addition
                count_ptearn = count_ptearn + 1
                If count_ptearn = c_input_num_max - 1 Then
                    MsgBox ("ERROR: Double-counting of earnings")
                    Stop
                End If
            ElseIf x = "stat_tax" Then
                stat_inc_tax(c_data) = stat_inc_tax(c_data) + addition
                count_stat_tax = count_stat_tax + 1
            End If
        Next c_data
    Next r_data
    For c_data = 3 To c_input_num_max
    	If un_plus(c_data)=0 Then
            un_plus(c_data)=Null
        End If
        If liquid(c_data)=0 Then
            liquid(c_data)=Null
        End If
		If liabs(c_data)=0 Then
            liabs(c_data)=Null
        End If
		If shares_pre(c_data)=0 Then
			shares_pre(c_data)=Null
		End If
	Next c_data
    
    ' Missing categories
    If count_tax_r = 0 Then
        If count_ptearn &gt; 0 And count_stat_tax &gt; 0 Then
            For c_data = 3 To c_input_num_max
                tax_r(c_data) = stat_inc_tax(c_data) / pre_tax_earnings(c_data)
            Next c_data
        Else
            MsgBox ("ERROR: Missing tax data")
            'Stop
        End If
    End If
    If count_un_plus = 0 Then
        MsgBox ("un+ term is missing.")
        Stop
    End If
    If count_liquid = 0 Then
        MsgBox ("Are you sure there are no liquid assets?")
        Stop
    End If
    If count_liabs = 0 Then
        MsgBox ("Are you sure there are no liabilities?")
        Stop
    End If
    If count_split_factor=0 Then
    	MsgBox ("You didn't include the split factor.")
    	Stop
    End If
End Sub

Sub process_data2()
    Dim c_data As Long
    ReDim total_shares(c_input_num_max)
    ReDim netliq(c_input_num_max)
    ReDim netliq_c(c_input_num_max)
    ReDim cashflow(c_input_num_max)
    ReDim netliq_sh(c_input_num_max)
    ReDim netliq_sh_c(c_input_num_max)
    ReDim ppec_sh_nc(c_input_num_max)
    ReDim ppec_sh_c(c_input_num_max)
    ReDim shares(c_input_num_max)
    ReDim shares_c(c_input_num_max)
    For c_data = 3 To c_input_num_max
    	shares(c_data)=shares_pre(c_data)*split_factor(c_data)
    	shares_c(c_data)=shares_c_pre(c_data)*split_factor(c_data)
        total_shares(c_data) = shares(c_data) + shares_c(c_data)
        total_liabs(c_data) = liabs(c_data) + liab_c(c_data)
        netliq(c_data) = liquid(c_data) - liabs(c_data)
        netliq_c(c_data) = netliq(c_data) - liab_c(c_data)
        cashflow(c_data) = rev(c_data) + adj(c_data) - exp(c_data)
        if shares(c_data)&gt;0 Then
        	netliq_sh(c_data) = un_plus(c_data) * netliq(c_data) / shares(c_data)
        	netliq_sh_c(c_data) = un_plus(c_data) * netliq(c_data) / total_shares(c_data)
			ppec_sh_nc(c_data)=un_plus(c_data)*ppec(c_data)/shares(c_data)
			ppec_sh_c(c_data)=un_plus(c_data)*ppec(c_data)/total_shares(c_data)
		Else
			netliq_sh(c_data) = Null
        	netliq_sh_c(c_data) = Null
			ppec_sh_nc(c_data)= Null
			ppec_sh_c(c_data)= Null
		End If
    Next c_data
End Sub

Sub process_data3()
    ReDim ncap(c_input_num_max)
    ReDim fcf(c_input_num_max)
    ReDim fcf_sh_nc(c_input_num_max)
    ReDim fcf_sh_c(c_input_num_max)
    ReDim cashflow_per(c_input_num_max)
    ReDim ncap_per(c_input_num_max)
    ReDim fcf_per(c_input_num_max)
    
    ReDim cashflow_per_smooth(c_input_num_max)
    ReDim ncap_per_smooth(c_input_num_max)
    ReDim fcf_per_smooth(c_input_num_max)
    
    ReDim Preserve ppec(c_input_num_max + 1)
    ppec(c_input_num_max + 1) = Null
    num_max_cf = 0
    ' Calculate free cash flow per PPE
    For c_num = 3 To c_input_num_max
        If ppec(c_num+1) = Null Then
            ncap(c_num) = Null
        Else
            ncap(c_num) = .1 * ppec(c_num+1)*un_plus(c_num+1)/un_plus(c_num)
        End If
        fcf(c_num) = cashflow(c_num) - ncap(c_num)
        if shares(c_num)&gt;0 Then
        	fcf_sh_nc(c_num)=fcf(c_num)*un_plus(c_num)/shares(c_num)
        	fcf_sh_c(c_num)=fcf(c_num)*un_plus(c_num)/total_shares(c_num)
        end If
        if  ppec(c_num + 1) = Null Then
        	cashflow_per(c_num) = Null
        Else
        	cashflow_per(c_num) = cashflow(c_num) * un_plus(c_num) / (ppec(c_num+1) * un_plus(c_num+1))
        End If
        If IsNull(cashflow_per(c_num)) = 0 Then
            num_max_cf = num_max_cf + 1
        End If
        ncap_per(c_num) = .1
        fcf_per(c_num) = cashflow_per(c_num) - .1
    Next c_num
    
    
    ' Input number of years to base projections on
    
    Message = "Project free cash flow based on data over __ years.  "
    Message = Message + "Maximum: " + Format(num_max_cf) + " years"
    Title = "Enter number of years"
    num_ave_cf = InputBox(Message, Title)
    
    ' Calculate smoothed performance figures
    For c_num = 3 To 3 + num_max_cf - num_ave_cf
        Dim cf_top, cf_bottom, num_cf As Long
        cf_top = 0
        cf_bottom = 0
        For num_cf = 1 To num_ave_cf
            cf_top = cf_top + cashflow_per(c_num + num_cf - 1)
            cf_bottom = cf_bottom + 1
        Next num_cf
        cashflow_per_smooth(c_num) = cf_top / cf_bottom
    Next c_num
    For c_num = 4 + num_max_cf - num_ave_cf To c_input_num_max
        cashflow_per_smooth(c_num) = Null
    Next c_num
    
    ' Smooth the maintenance rate
    For c_num = 3 To 3 + num_max_cf - num_ave_cf
        ncap_per_smooth(c_num) = .1
    Next c_num
    For c_num = 4 + num_max_cf - num_ave_cf To c_input_num_max
        ncap_per_smooth(c_num) = Null
    Next c_num
    
    ' Smooth the free cash flow rate
    For c_num = 3 To 3 + num_max_cf - num_ave_cf
        fcf_per_smooth(c_num) = cashflow_per_smooth(c_num) - .1
    Next c_num
    
    For c_num = 4 + num_max_cf - num_ave_cf To c_input_num_max
        fcf_per_smooth(c_num) = Null
    Next c_num
End Sub
Sub process_data4()
    ReDim fcf_smooth_sh_nc(c_input_num_max)
    ReDim fcf_smooth_sh_c(c_input_num_max)
    ReDim est_val_nc(c_input_num_max)
    ReDim est_val_c(c_input_num_max)
    ReDim bargain_nc(c_input_num_max)
    ReDim bargain_c(c_input_num_max)
    ' Smoothed free cash flow per share
    For c_num = 3 To 3 + num_max_cf - num_ave_cf
    	If shares(c_num)&gt;0 Then
        	fcf_smooth_sh_nc(c_num) = un_plus(c_num+1) * ppec(c_num+1) * fcf_per_smooth(c_num) / shares(c_num)
        	fcf_smooth_sh_c(c_num) = un_plus(c_num+1) * ppec(c_num+1) * fcf_per_smooth(c_num) / total_shares(c_num)
        Else
        	fcf_smooth_sh_nc(c_num) = Null
        	fcf_smooth_sh_c(c_num) = Null
        End If
    Next c_num
    For c_num = 4 + num_max_cf - num_ave_cf To c_input_num_max
        fcf_smooth_sh_nc(c_num) = Null
        fcf_smooth_sh_c(c_num) = Null
    Next c_num
    ' Estimated intrinsic value per share
    For c_num = 3 To 2 + num_max_cf - num_ave_cf
        est_val_nc(c_num) = 10 * fcf_smooth_sh_nc(c_num) + netliq_sh(c_num)
        est_val_c(c_num) = 10 * fcf_smooth_sh_c(c_num) + netliq_sh_c(c_num)
        bargain_nc(c_num)=(20/3)* fcf_smooth_sh_nc(c_num) + netliq_sh(c_num)
        bargain_c(c_num)=(20/3)*fcf_smooth_sh_c(c_num) + netliq_sh_c(c_num)
    Next c_num
    For c_num = 3 + num_max_cf - num_ave_cf To c_input_num_max
        est_val_nc(c_num) = Null
        est_val_c(c_num) = Null
        bargain_nc(c_num)=Null
        bargain_c(c_num)=Null
    Next c_num
    convert=0
    est_val_nc_current=10 * fcf_smooth_sh_nc(3) + netliq_sh(3)
    est_val_c_current=10 * fcf_smooth_sh_c(3) + netliq_sh_c(3)
    est_val_current=est_val_nc_current
    if (est_val_current&gt;est_val_c_current) Then
    	est val_current=CDbl(est_val_c_current)
    	convert=1
    End if
    If convert=0 Then
    	bargain_current=(20/3)* fcf_smooth_sh_nc(3) + netliq_sh(3)
    Else
    	bargain_current=(20/3)*fcf_smooth_sh_c(3) + netliq_sh_c(3)
    End if
    price = Val(InputBox("Recent stock price of "+Stock_Symbol))
    alt_pb=price/est_val_current(3)
    if convert=0 Then
    	alt_pe=(price-netliq_sh(3))/fcf_smooth_sh_nc(3)
    Else
    	alt_pe=(price-netliq_sh_c(3))/fcf_smooth_sh_c(3)
    End If
    alt_yield=1/alt_pe
End Sub

Sub process_data5()
	Dim c as Integer
	c_max_bs=c_input_num_max
	c_max_cf=c_input_num_max
	for c=3 to c_input_num_max
		if IsNull(ppec(c)) and IsNull(shares(c)) Then 
			c_max_bs=c-1
		End If
		if IsNull(fcf(c)) Then
			c_max_cf=c-1
		End if
	next c
	c_max_ret=c_max_bs-1
	if (c_max&gt;c_max_cf) Then
		c_max=c_max_cf
	End if
End Sub


Sub output_results_1()
    ' Create new Writer document
 	Dim oDoc, oText, oCursor as Object
	oDoc = StarDesktop.loadComponentFromURL( "private:factory/swriter", "_blank", 0, Array() )
   	oText = oDoc.getText()
   	oCursor = oText.createTextCursor()
   	oCursor.gotoEnd( False )
   	' New Writer document created
   	' Change orientation from portrait to landscape
   	Dim oPrinterOptions(0) as New com.sun.star.beans.PropertyValue
	oPrinterOptions(0).Name = "PaperOrientation"
	oPrinterOptions(0).Value = com.sun.star.view.PaperOrientation.LANDSCAPE
	oDoc.Printer = oPrinterOptions() 
	' Now with landscape orientation
	' Create title
	oText.insertString( oCursor, Company_Name, False )
	oCursor.ParaStyleName = "Heading 1"
	' Finished creating title
	' Write stock symbol
	oText.insertString( oCursor, chr(13)+"Stock Symbol: "+Stock_Symbol+chr(9), False )
	' Finished writing stock symbol
	oText.insertString(oCursor, chr(9)+"Recent Price: ", False)
	oText.insertString(oCursor, CStr(Format(price, "$0.00"))+chr(13), False)
	oText.insertString(oCursor, "Estimated Current Intrinsic Value: ", False)
	oText.insertString(oCursor, CStr(Format(est_val_current, "$0.00"))+chr(9), False)
	oText.insertString(oCursor, chr(9)+"Graham/Dodd Bargain Value: ", False)
	oText.insertString(oCursor, CStr(Format(bargain_current, "$0.00"))+chr(13), False)
	oText.insertString(oCursor, "Alternate Price/Book Ratio: ", False)
	oText.insertString(oCursor, CStr(Format(alt_pb, "0.00"))+chr(9), False)
	oText.insertString(oCursor, chr(9)+"Alternate PE Ratio: ", False)
	oText.insertString(oCursor, CStr(Format(alt_pe, "0.0"))+chr(9), False)
	oText.insertString(oCursor, chr(9)+"Alternate Earnings Yield: ", False)
	oText.insertString(oCursor, CStr(Format(alt_yield, "0.0%"))+chr(13)+chr(13), False)
	oText.insertString(oCursor, "Appraisal:"+chr(13), False)
	' Create table
	Dim r_last, c_last as Integer		
	r_last=11
	c_last=c_max_ret-num_ave_cf-2
	Dim r, c, c0 as Integer
	c0=1200
	'Create table
	oTextTable = oDoc.createInstance("com.sun.star.text.TextTable")
  	oTextTable.initialize(r_last+1, c_last+1)
  	' oTextTable.HoriOrient = 0 'com.sun.star.text.HoriOrientation::NONE
  	' oTextTable.LeftMargin = 2000
  	' oTextTable.RightMargin = 1500
	oText.insertTextContent(oCursor, oTextTable, false)
	' Created table
	' Resize table
	Dim oRows, oRow As Object
	oRows = oTextTable.getRows
	For r=0 to r_last
		oRow = oRows.getByIndex(r)
		dim TableColSeps()
		TableColSeps = oRow.TableColumnSeparators
		TableColSeps(0).Position=c0
		for c=1 to c_last-1
			TableColSeps(c).Position=c0+c*(10000-c0)/c_last
		next c
		oRow.TableColumnSeparators=TableColSeps 
	next r
	'Resized table
  	' Develop data arrays for table
 	Dim array_table$(r_last, c_last)
 	array_table$(0, 0)="Year"
	array_table$(1, 0)="Intrinsic value per share"
	array_table$(2, 0)="Intrinsic value per share (convertible dilution)"
	array_table$(3, 0)="Graham/Dodd bargain value per share"
	array_table$(4, 0)="Graham/Dodd bargain value per share (convertible dilution)"
	array_table$(5, 0)="Smoothed free cash flow per share"
	array_table$(6, 0)="Smoothed free cash flow per share (convertible dilution)"
	array_table$(7, 0)="PPE per share"
	array_table$(8, 0)="PPE per share (convertible dilution)"
	array_table$(9, 0)="Smoothed return on PPE ("+num_ave_cf+"-year average)"
	array_table$(10, 0)="Net liquidity per share"
	array_table$(11, 0)="Net liquidity per share (convertible dilution)"

	for c=1 to c_last
		Dim c_data as Integer
		c_data=3+c_last-c
		array_table$(0, c)=CStr(year_num(c_data))
		array_table$(1, c)=CStr(Format(est_val_nc(c_data), "$0.00"))
		array_table$(2, c)=CStr(Format(est_val_c(c_data), "$0.00"))
		array_table$(3, c)=CStr(Format(bargain_nc(c_data), "$0.00"))
		array_table$(4, c)=CStr(Format(bargain_c(c_data), "$0.00"))
		array_table$(5, c)=CStr(Format(fcf_smooth_sh_nc(c_data), "$0.000"))
		array_table$(6, c)=CStr(Format(fcf_smooth_sh_c(c_data), "$0.000"))
		array_table$(7, c)=CStr(Format(ppec_sh_nc(c_data), "$0.000"))
		array_table$(8, c)=CStr(Format(ppec_sh_c(c_data), "$0.000"))
		array_table$(9, c)=CStr(Format(fcf_per_smooth(c_data), "0.0%"))
		array_table$(10, c)=CStr(Format(netliq_sh(c_data), "$0.00"))
		array_table$(11, c)=CStr(Format(netliq_sh_c(c_data), "$0.00"))
	next c
	' Data arrays for table developed
	' Fill table
	Dim Rows As Object
	Dim Cols As Object
	Dim CellName As String
	Dim Cell As Object
	Rows=oTextTable.getRows
	Cols=oTextTable.getColumns
	Dim rowindex, colindex As Integer
	Dim oTableCursor As Object	
	For rowindex=1 to Rows.getCount()
		For colindex=1 to Cols.getCount()
			CellName = Chr(64 + colindex) &amp; rowindex
      		Cell = oTextTable.getCellByName(CellName)
      		oTableCursor=oTextTable.createCursorByCellname(CellName)
      		oTableCursor.charHeight=6
      		Cell.String = CStr(array_table$ (rowindex-1, colindex-1))
		Next colindex
	Next rowindex
	' Table filled
	' Insert page break
	Dim oFrame, dispatcher as Object
	oFrame = oDoc.CurrentController.Frame 
	dispatcher = createUnoService("com.sun.star.frame.DispatchHelper") 
	dispatcher.executeDispatch(oFrame, ".uno:InsertPagebreak", "", 0, Array()) 
	' Page break inserted

	oText.insertString(oCursor, "Company Performance Data:"+chr(13), False)
	' Create table
	ReDim r_last, c_last as Integer		
	r_last=6
	c_last=c_max_ret-2
	ReDim r, c, c0 as Integer
	c0=1200
	'Create table
	oTextTable = oDoc.createInstance("com.sun.star.text.TextTable")
  	oTextTable.initialize(r_last+1, c_last+1)
  	' oTextTable.HoriOrient = 0 'com.sun.star.text.HoriOrientation::NONE
  	' oTextTable.LeftMargin = 2000
  	' oTextTable.RightMargin = 1500
	oText.insertTextContent(oCursor, oTextTable, false)
	' Created table
	' Resize table
	ReDim oRows, oRow As Object
	oRows = oTextTable.getRows
	For r=0 to r_last
		oRow = oRows.getByIndex(r)
		dim TableColSeps1()
		TableColSeps1 = oRow.TableColumnSeparators
		TableColSeps1(0).Position=c0
		for c=1 to c_last-1
			TableColSeps1(c).Position=c0+c*(10000-c0)/c_last
		next c
		oRow.TableColumnSeparators=TableColSeps1
	next r
	'Resized table
  	' Develop data arrays for table
 	ReDim array_table$(r_last, c_last)
 	array_table$(0, 0)="Year"
 	array_table$(1, 0)="Smoothed return on PPE ("+num_ave_cf+"-year average)"
 	array_table$(2, 0)="Unsmoothed return on PPE"
 	array_table$(3, 0)="Free cash flow ($millions)"
 	array_table$(4, 0)="Normalized capital spending ($millions)"
 	array_table$(5, 0)="Cash flow ($millions)"
 	array_table$(6, 0)="PPE ($millions)"
 	' print fcf_per_smooth(3+c_last-1)
 	' print Format(fcf_per_smooth(3+c_last-1), "0.0%")
 	' print CStr(Format(fcf_per_smooth(3+c_last-1), "0.0%"))
	for c=1 to c_last
		ReDim c_data as Integer
		c_data=3+c_last-c
		array_table$(0, c)=CStr(year_num(c_data))
		if fcf_per_smooth(c_data) = Null Then
				array_table$(1, c)="N/A"
		else
			array_table$(1, c)=CStr(Format(fcf_per_smooth(c_data), "0.0%"))
		End if
		array_table$(2, c)=CStr(Format(fcf_per(c_data), "0.0%"))
		array_table$(3, c)=CStr(Format(fcf(c_data)*un_plus(c_data)*10^-6, "#,##0.0##"))
		array_table$(4, c)=CStr(Format(ncap(c_data)*un_plus(c_data)*10^-6, "#,##0.0##"))
		array_table$(5, c)=CStr(Format(cashflow(c_data)*un_plus(c_data)*10^-6, "#,##0.0##"))		
		array_table$(6, c)=CStr(Format(ppec(c_data)*un_plus(c_data)*10^-6, "#,##0.0##"))
	next c
	' Data arrays for table developed
	' Fill table
	ReDim Rows As Object
	ReDim Cols As Object
	ReDim CellName As String
	ReDim Cell As Object
	Rows=oTextTable.getRows
	Cols=oTextTable.getColumns
	ReDim rowindex, colindex As Integer
	ReDim oTableCursor As Object	
	For rowindex=1 to Rows.getCount()
		For colindex=1 to Cols.getCount()
			CellName = Chr(64 + colindex) &amp; rowindex
      		Cell = oTextTable.getCellByName(CellName)
      		oTableCursor=oTextTable.createCursorByCellname(CellName)
      		oTableCursor.charHeight=6
      		Cell.String = CStr(array_table$ (rowindex-1, colindex-1))
		Next colindex
	Next rowindex
	' Table filled

	oText.insertString(oCursor, chr(13)+"Cash Flow:"+chr(13), False)
	' Create table
	ReDim r_last, c_last as Integer		
	r_last=1
	c_last=c_max_cf-2
	ReDim r, c, c0 as Integer
	c0=1200
	'Create table
	oTextTable = oDoc.createInstance("com.sun.star.text.TextTable")
  	oTextTable.initialize(r_last+1, c_last+1)
  	' oTextTable.HoriOrient = 0 'com.sun.star.text.HoriOrientation::NONE
  	' oTextTable.LeftMargin = 2000
  	' oTextTable.RightMargin = 1500
	oText.insertTextContent(oCursor, oTextTable, false)
	' Created table
	' Resize table
	ReDim oRows, oRow As Object
	oRows = oTextTable.getRows
	For r=0 to r_last
		oRow = oRows.getByIndex(r)
		dim TableColSeps2()
		TableColSeps2 = oRow.TableColumnSeparators
		TableColSeps2(0).Position=c0
		for c=1 to c_last-1
			TableColSeps2(c).Position=c0+c*(10000-c0)/c_last
		next c
		oRow.TableColumnSeparators=TableColSeps2
	next r
	'Resized table
  	' Develop data arrays for table
 	ReDim array_table$(r_last, c_last)
 	array_table$(0, 0)="Year"
  	array_table$(1, 0)="Cash flow ($millions)"
	for c=1 to c_last
		ReDim c_data as Integer
		c_data=3+c_last-c
		array_table$(0, c)=CStr(year_num(c_data))
		array_table$(1, c)=CStr(cashflow(c_data)*un_plus(c_data)*10^-6)
	next c
	' Data arrays for table developed
	' Fill table
	ReDim Rows As Object
	ReDim Cols As Object
	ReDim CellName As String
	ReDim Cell As Object
	Rows=oTextTable.getRows
	Cols=oTextTable.getColumns
	ReDim rowindex, colindex As Integer
	ReDim oTableCursor As Object	
	For rowindex=1 to Rows.getCount()
		For colindex=1 to Cols.getCount()
			CellName = Chr(64 + colindex) &amp; rowindex
      		Cell = oTextTable.getCellByName(CellName)
      		oTableCursor=oTextTable.createCursorByCellname(CellName)
      		oTableCursor.charHeight=6
      		Cell.String = CStr(array_table$ (rowindex-1, colindex-1))
		Next colindex
	Next rowindex
	' Table filled
	
	oText.insertString(oCursor, chr(13)+"Plant, Property, and Equipment At Cost:"+chr(13), False)
	' Create table
	ReDim r_last, c_last as Integer		
	r_last=1
	c_last=c_max_bs-2
	ReDim r, c, c0 as Integer
	c0=1200
	'Create table
	oTextTable = oDoc.createInstance("com.sun.star.text.TextTable")
  	oTextTable.initialize(r_last+1, c_last+1)
  	' oTextTable.HoriOrient = 0 'com.sun.star.text.HoriOrientation::NONE
  	' oTextTable.LeftMargin = 2000
  	' oTextTable.RightMargin = 1500
	oText.insertTextContent(oCursor, oTextTable, false)
	' Created table
	' Resize table
	ReDim oRows, oRow As Object
	oRows = oTextTable.getRows
	For r=0 to r_last
		oRow = oRows.getByIndex(r)
		dim TableColSeps3()
		TableColSeps3 = oRow.TableColumnSeparators
		TableColSeps3(0).Position=c0
		for c=1 to c_last-1
			TableColSeps3(c).Position=c0+c*(10000-c0)/c_last
		next c
		oRow.TableColumnSeparators=TableColSeps3
	next r
	'Resized table
  	' Develop data arrays for table
 	ReDim array_table$(r_last, c_last)
 	array_table$(0, 0)="Year"
  	array_table$(1, 0)="PPE ($millions)"
	for c=1 to c_last
		ReDim c_data as Integer
		c_data=3+c_last-c
		array_table$(0, c)=CStr(year_num(c_data))
		array_table$(1, c)=CStr(Format(ppec(c_data)*un_plus(c_data)*10^-6, "#,##0.0##"))
	next c
	' Data arrays for table developed
	' Fill table
	ReDim Rows As Object
	ReDim Cols As Object
	ReDim CellName As String
	ReDim Cell As Object
	Rows=oTextTable.getRows
	Cols=oTextTable.getColumns
	ReDim rowindex, colindex As Integer
	ReDim oTableCursor As Object	
	For rowindex=1 to Rows.getCount()
		For colindex=1 to Cols.getCount()
			CellName = Chr(64 + colindex) &amp; rowindex
      		Cell = oTextTable.getCellByName(CellName)
      		oTableCursor=oTextTable.createCursorByCellname(CellName)
      		oTableCursor.charHeight=6
      		Cell.String = CStr(array_table$ (rowindex-1, colindex-1))
		Next colindex
	Next rowindex
	' Table filled
	' Insert page break
	ReDim oFrame, dispatcher as Object
	oFrame = oDoc.CurrentController.Frame 
	dispatcher = createUnoService("com.sun.star.frame.DispatchHelper") 
	dispatcher.executeDispatch(oFrame, ".uno:InsertPagebreak", "", 0, Array()) 
	' Page break inserted

	oText.insertString(oCursor, "Shares:"+chr(13), False)
	' Create table
	ReDim r_last, c_last as Integer		
	r_last=5
	c_last=c_max_bs-2
	ReDim r, c, c0 as Integer
	c0=1200
	'Create table
	oTextTable = oDoc.createInstance("com.sun.star.text.TextTable")
  	oTextTable.initialize(r_last+1, c_last+1)
  	' oTextTable.HoriOrient = 0 'com.sun.star.text.HoriOrientation::NONE
  	' oTextTable.LeftMargin = 2000
  	' oTextTable.RightMargin = 1500
	oText.insertTextContent(oCursor, oTextTable, false)
	' Created table
	' Resize table
	ReDim oRows, oRow As Object
	oRows = oTextTable.getRows
	For r=0 to r_last
		oRow = oRows.getByIndex(r)
		dim TableColSeps4()
		TableColSeps4 = oRow.TableColumnSeparators
		TableColSeps4(0).Position=c0
		for c=1 to c_last-1
			TableColSeps4(c).Position=c0+c*(10000-c0)/c_last
		next c
		oRow.TableColumnSeparators=TableColSeps4
	next r
	'Resized table
  	' Develop data arrays for table
 	ReDim array_table$(r_last, c_last)
 	array_table$(0, 0)="Year"
  	array_table$(1, 0)="Total shares (millions)"
  	array_table$(2, 0)="Total shares with convertible dilution (millions)"
  	array_table$(3, 0)="Split factor"
  	array_table$(4, 0)="Total pre-split shares (millions)"
  	array_table$(5, 0)="Total pre-split shares with convertible dilution ($millions)"
	for c=1 to c_last
		ReDim c_data as Integer
		c_data=3+c_last-c
		array_table$(0, c)=CStr(year_num(c_data))
		array_table$(1, c)=CStr(format(shares(c_data)*10^-6, "#,##0.0##"))
		array_table$(2, c)=CStr(format(total_shares(c_data)*10^-6, "#,##0.0##"))
		array_table$(3, c)=CStr(format(split_factor(c_data), "#.0##"))
		array_table$(4, c)=CStr(format(shares_pre(c_data)*10^-6, "#,##0.0##"))
		array_table$(5, c)=CStr(format((shares_pre(c_data)+shares_c_pre(c_data))*10^-6, "#,##0.0##"))

	next c
	' Data arrays for table developed
	' Fill table
	ReDim Rows As Object
	ReDim Cols As Object
	ReDim CellName As String
	ReDim Cell As Object
	Rows=oTextTable.getRows
	Cols=oTextTable.getColumns
	ReDim rowindex, colindex As Integer
	ReDim oTableCursor As Object	
	For rowindex=1 to Rows.getCount()
		For colindex=1 to Cols.getCount()
			CellName = Chr(64 + colindex) &amp; rowindex
      		Cell = oTextTable.getCellByName(CellName)
      		oTableCursor=oTextTable.createCursorByCellname(CellName)
      		oTableCursor.charHeight=6
      		Cell.String = CStr(array_table$ (rowindex-1, colindex-1))
		Next colindex
	Next rowindex
	' Table filled

	oText.insertString(oCursor, chr(13)+"Liquidity:"+chr(13), False)
	' Create table
	ReDim r_last, c_last as Integer		
	r_last=5
	c_last=c_max_bs-2
	ReDim r, c, c0 as Integer
	c0=1200
	'Create table
	oTextTable = oDoc.createInstance("com.sun.star.text.TextTable")
  	oTextTable.initialize(r_last+1, c_last+1)
  	' oTextTable.HoriOrient = 0 'com.sun.star.text.HoriOrientation::NONE
  	' oTextTable.LeftMargin = 2000
  	' oTextTable.RightMargin = 1500
	oText.insertTextContent(oCursor, oTextTable, false)
	' Created table
	' Resize table
	ReDim oRows, oRow As Object
	oRows = oTextTable.getRows
	For r=0 to r_last
		oRow = oRows.getByIndex(r)
		dim TableColSeps5()
		TableColSeps5 = oRow.TableColumnSeparators
		TableColSeps5(0).Position=c0
		for c=1 to c_last-1
			TableColSeps5(c).Position=c0+c*(10000-c0)/c_last
		next c
		oRow.TableColumnSeparators=TableColSeps5
	next r
	'Resized table
  	' Develop data arrays for table
 	ReDim array_table$(r_last, c_last)
 	array_table$(0, 0)="Year"
  	array_table$(1, 0)="Net liquidity ($millions)"
  	array_table$(2, 0)="Net liquidity with convertible dilution ($millions)"
  	array_table$(3, 0)="Total liquid assets ($millions)"
  	array_table$(4, 0)="Total liabilities ($millions)"
  	array_table$(5, 0)="Total liabilities with convertible dilution ($millions)"
	for c=1 to c_last
		ReDim c_data as Integer
		c_data=3+c_last-c
		array_table$(0, c)=CStr(year_num(c_data))
		array_table$(1, c)=CStr(format(netliq(c_data)*un_plus(c_data)*10^-6, "#,##0.0"))
		array_table$(2, c)=CStr(format(netliq_c(c_data)*un_plus(c_data)*10^-6, "#,##0.0"))
		array_table$(3, c)=CStr(format(liquid(c_data)*un_plus(c_data)*10^-6, "#,##0.0"))
		array_table$(4, c)=CStr(format(liabs(c_data)*un_plus(c_data)*10^-6, "#,##0.0"))
		array_table$(5, c)=CStr(format((liabs(c_data)+liab_c(c_data))*un_plus(c_data)*10^-6, "#,##0.0"))
	next c
	' Data arrays for table developed
	' Fill table
	ReDim Rows As Object
	ReDim Cols As Object
	ReDim CellName As String
	ReDim Cell As Object
	Rows=oTextTable.getRows
	Cols=oTextTable.getColumns
	ReDim rowindex, colindex As Integer
	ReDim oTableCursor As Object	
	For rowindex=1 to Rows.getCount()
		For colindex=1 to Cols.getCount()
			CellName = Chr(64 + colindex) &amp; rowindex
      		Cell = oTextTable.getCellByName(CellName)
      		oTableCursor=oTextTable.createCursorByCellname(CellName)
      		oTableCursor.charHeight=5
      		Cell.String = CStr(array_table$ (rowindex-1, colindex-1))
		Next colindex
	Next rowindex
	' Table filled
	
	' Save document
	Output_File=Output_Directory+"/"+Stock_Symbol+".odt"
	oDoc.StoreAsUrl ("file://"+Output_File, Array())

End Sub

Function run_analysis()
    get_data
    convert_data_to_years
    convert_data_to_labels
    convert_data_to_numbers
    get_codes
    convert_codes
    match_codes
   	get_company_name
    process_data1
    process_data2
    process_data3
    process_data4
    process_data5
    output_results_1
End Function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